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-&gt;server</text:p>
      <text:p text:style-name="Standard">0: host-&gt;child <text:s/>(the client becomes the host of the server it connected to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1: incorrect password (followed by disconnect)</text:p>
      <text:p text:style-name="Standard"><text:tab/><text:tab/><text:tab/>2: pointerscan already going on (followed by disconnect)</text:p>
      <text:p text:style-name="Standard"/>
      <text:p text:style-name="Standard">1: child-&gt;host (the client becomes a child of the server it connected to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byte 0: accepted</text:p>
      <text:p text:style-name="Standard"><text:tab/><text:tab/><text:tab/>byte 1: incorrect password (followed by disconnect)</text:p>
      <text:p text:style-name="Standard"><text:tab/><text:tab/><text:tab/>byte 2: pointerscan already going on (followed by disconnect)</text:p>
      <text:p text:style-name="Standard"/>
      <text:p text:style-name="Standard"/>
      <text:p text:style-name="Standard"/>
      <text:p text:style-name="P1"/>
      <text:p text:style-name="Standard">Host-&gt;Child communication:</text:p>
      <text:p text:style-name="Standard"/>
      <text:h text:style-name="Heading_20_1" text:outline-level="1">initmode:</text:h>
      <text:p text:style-name="Standard">(After login, before work starts)</text:p>
      <text:p text:style-name="Standard"/>
      <text:p text:style-name="Standard">0: UPLOADSCANDATA</text:p>
      <text:p text:style-name="Standard"><text:tab/>Initiated an scandata upload sequence</text:p>
      <text:p text:style-name="Standard"><text:tab/>params:</text:p>
      <text:p text:style-name="Standard"><text:tab/><text:tab/>ismainscandata: byte – <text:s/>Boolean indicating if it's the main scandata or a rescanner</text:p>
      <text:p text:style-name="Standard"><text:tab/><text:tab/>address: qword – Address to find/search for</text:p>
      <text:p text:style-name="Standard"><text:tab/><text:tab/>size: qword – Size of the scandata file</text:p>
      <text:p text:style-name="Standard"><text:tab/><text:tab/>data: byte[size]</text:p>
      <text:p text:style-name="Standard"/>
      <text:p text:style-name="Standard"/>
      <text:p text:style-name="Standard"/>
      <text:p text:style-name="Standard">1: STARTSCAN</text:p>
      <text:p text:style-name="Standard"><text:tab/>Starts the workers of the child and make it wait for queues</text:p>
      <text:p text:style-name="Standard"><text:tab/>Transitions the protocol from init mode to work mode</text:p>
      <text:p text:style-name="Standard"/>
      <text:p text:style-name="Standard"><text:tab/>params:</text:p>
      <text:p text:style-name="P2"><text:s text:c="4"/><text:tab/><text:tab/>maxlevel: Uint32;</text:p>
      <text:p text:style-name="P2"><text:s text:c="4"/><text:tab/><text:tab/>structsize: uint32;</text:p>
      <text:p text:style-name="P2"><text:s text:c="4"/><text:tab/><text:tab/>compressedptr: Byte;</text:p>
      <text:p text:style-name="P2"><text:s text:c="4"/><text:tab/><text:tab/>staticonly: Byte;</text:p>
      <text:p text:style-name="P2"><text:s text:c="3"/><text:tab/><text:tab/>noLoop: Byte;</text:p>
      <text:p text:style-name="P2"><text:s text:c="4"/><text:tab/><text:tab/>LimitToMaxOffsetsPerNode: Byte;</text:p>
      <text:p text:style-name="P2"><text:s text:c="4"/><text:tab/><text:tab/>Alligned: Byte;</text:p>
      <text:p text:style-name="P2"><text:s text:c="4"/><text:tab/><text:tab/>MaxOffsetsPerNode: Uint16;</text:p>
      <text:p text:style-name="P2"/>
      <text:p text:style-name="P2"><text:s text:c="4"/><text:tab/><text:tab/>mustStartWithBase: byte;</text:p>
      <text:p text:style-name="P2"><text:s text:c="4"/><text:tab/><text:tab/>BaseStart: qword;</text:p>
      <text:p text:style-name="P2"><text:s text:c="4"/><text:tab/><text:tab/>BaseStop: qword; <text:s text:c="2"/></text:p>
      <text:p text:style-name="P2"><text:tab/><text:tab/>onlyOneStaticInPath: byte</text:p>
      <text:p text:style-name="P2"><text:tab/><text:tab/>mustEndWithSpecificOffset: byteboolean</text:p>
      <text:p text:style-name="P2"><text:tab/><text:tab/>mustEndWithSpecificOffsetListSize: integer;</text:p>
      <text:p text:style-name="P2"><text:tab/><text:tab/>mustEndWithSpecificOffsetList: dword[ mustEndWithSpecificOffsetListSize]</text:p>
      <text:p text:style-name="P2"/>
      <text:p text:style-name="P2"/>
      <text:p text:style-name="Standard"/>
      <text:p text:style-name="Standard"><text:tab/>reply:</text:p>
      <text:p text:style-name="Standard"><text:tab/><text:tab/>result: byte</text:p>
      <text:p text:style-name="Standard"><text:tab/><text:tab/><text:tab/>0 – success</text:p>
      <text:p text:style-name="Standard"><text:tab/><text:tab/><text:tab/>1 – fail: an upload was still in progress</text:p>
      <text:p text:style-name="Standard"/>
      <text:p text:style-name="Standard"/>
      <text:p text:style-name="P1"/>
      <text:p text:style-name="Standard"><text:span text:style-name="T1">workmode</text:span><text:tab/><text:tab/> (host-&gt;child)</text:p>
      <text:p text:style-name="Standard"><text:tab/><text:tab/></text:p>
      <text:p text:style-name="Standard">0: ISIDLE</text:p>
      <text:p text:style-name="Standard"><text:tab/>Ask the child if it's idle or not</text:p>
      <text:p text:style-name="Standard"><text:tab/>params: </text:p>
      <text:p text:style-name="Standard"/>
      <text:p text:style-name="Standard"><text:s/><text:tab/>reply:</text:p>
      <text:p text:style-name="Standard"><text:tab/><text:tab/>result: byte</text:p>
      <text:p text:style-name="Standard"><text:tab/><text:tab/><text:tab/>0: not idle</text:p>
      <text:p text:style-name="Standard"><text:tab/><text:tab/><text:tab/>1: it's local workers and child-nodes are all idle and there are no paths queued</text:p>
      <text:p text:style-name="Standard"><text:tab/></text:p>
      <text:p text:style-name="Standard"><text:tab/></text:p>
      <text:p text:style-name="Standard">1: <text:s/>GETPATHQUEUELENGTH</text:p>
      <text:p text:style-name="Standard"><text:tab/>Ask the child it's current pathqueuelength (including overflow)</text:p>
      <text:p text:style-name="Standard"><text:tab/>params:</text:p>
      <text:p text:style-name="Standard"><text:tab/>reply:</text:p>
      <text:p text:style-name="Standard"><text:tab/><text:tab/>count: integer – the pathqueuelength+overflow</text:p>
      <text:p text:style-name="Standard"/>
      <text:p text:style-name="Standard">2: <text:s/>SENDPATHS</text:p>
      <text:p text:style-name="Standard"><text:tab/>Send some paths to the child</text:p>
      <text:p text:style-name="Standard"><text:tab/>params:</text:p>
      <text:p text:style-name="Standard"><text:tab/><text:tab/>count: integer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(for whatever reason)</text:p>
      <text:p text:style-name="Standard"/>
      <text:p text:style-name="Standard">3: GETPATHS</text:p>
      <text:p text:style-name="Standard"><text:tab/>Demand some of the paths of the child</text:p>
      <text:p text:style-name="Standard"><text:tab/>params:</text:p>
      <text:p text:style-name="Standard"><text:tab/><text:tab/>count: integer</text:p>
      <text:p text:style-name="Standard"><text:tab/></text:p>
      <text:p text:style-name="Standard"><text:tab/>reply:</text:p>
      <text:p text:style-name="Standard"><text:tab/><text:tab/>pathcount: integer – number of paths returned (equal to or less than requested count)</text:p>
      <text:p text:style-name="Standard"><text:tab/><text:tab/>path: <text:s/>pathqueue[pathcount]</text:p>
      <text:p text:style-name="Standard"/>
      <text:p text:style-name="Standard">4: GETSTATS</text:p>
      <text:p text:style-name="Standard"><text:tab/>Request the stats of the child</text:p>
      <text:p text:style-name="Standard"><text:tab/>params:</text:p>
      <text:p text:style-name="Standard"><text:tab/>reply:</text:p>
      <text:p text:style-name="Standard"><text:tab/><text:tab/>nrofthreads: integer</text:p>
      <text:p text:style-name="Standard"><text:tab/><text:tab/>pathsinspected: qword</text:p>
      <text:p text:style-name="Standard"><text:tab/><text:tab/>pathspersecond: qword<text:tab/><text:tab/></text:p>
      <text:p text:style-name="Standard"><text:tab/></text:p>
      <text:p text:style-name="Standard"><text:tab/><text:tab/><text:tab/></text:p>
      <text:p text:style-name="Standard"/>
      <text:p text:style-name="Standard"><text:soft-page-break/><text:tab/><text:tab/></text:p>
      <text:p text:style-name="Standard"/>
      <text:p text:style-name="Standard"/>
      <text:p text:style-name="Standard">Child-&gt;Host communication:</text:p>
      <text:p text:style-name="Standard"/>
      <text:p text:style-name="Standard">Has no initmode</text:p>
      <text:p text:style-name="P3"/>
      <text:p text:style-name="Standard"><text:span text:style-name="T1">workmode</text:span><text:tab/><text:tab/> (child-&gt;host)</text:p>
      <text:p text:style-name="Standard">0: AMITRUSTED</text:p>
      <text:p text:style-name="Standard"><text:tab/>Asks the hos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1: SENDPATHS</text:p>
      <text:p text:style-name="Standard"><text:tab/>Send some paths to the host</text:p>
      <text:p text:style-name="Standard"><text:tab/>params:</text:p>
      <text:p text:style-name="Standard"><text:tab/><text:tab/>count: integer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>2: REQUESTPATHS</text:p>
      <text:p text:style-name="Standard"><text:tab/>Request some paths from the host</text:p>
      <text:p text:style-name="Standard"><text:tab/>params:</text:p>
      <text:p text:style-name="Standard"><text:tab/><text:tab/>mycount: integer – number of paths the child currently has</text:p>
      <text:p text:style-name="Standard"/>
      <text:p text:style-name="Standard"><text:tab/>reply:</text:p>
      <text:p text:style-name="Standard"><text:tab/><text:tab/>count: integer</text:p>
      <text:p text:style-name="Standard"><text:tab/><text:tab/>paths: pathqueue[count]</text:p>
      <text:p text:style-name="Standard"/>
      <text:p text:style-name="Standard">3: UPLOADRESULTS</text:p>
      <text:p text:style-name="Standard"><text:tab/>Send the current results to the host</text:p>
      <text:p text:style-name="Standard"><text:tab/>params:</text:p>
      <text:p text:style-name="Standard"><text:tab/><text:tab/>streamsize: integer;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</text:p>
      <text:p text:style-name="Standard"/>
      <text:p text:style-name="Standard"/>
      <text:p text:style-name="Standard"><text:soft-page-break/>4: PREPAREFORMYTERMINATION</text:p>
      <text:p text:style-name="Standard"><text:tab/>Tells the hos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host will never send it any more paths until it reconnects</text:p>
      <text:p text:style-name="Standard"/>
      <text:p text:style-name="Standard"><text:tab/>params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09-25T20:51:37.40</dc:date>
    <dc:creator>Eric Heijnen</dc:creator>
    <meta:editing-duration>PT21H51M15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5" meta:paragraph-count="145" meta:word-count="483" meta:character-count="3540"/>
  </office:meta>
</office:document-meta>
</file>